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2000001ED5DE966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01cm" svg:stroke-color="#800000" draw:marker-end="Extrémité_20_de_20_ligne_20_3" draw:fill="none" draw:textarea-horizontal-align="center" draw:textarea-vertical-align="middle" fo:padding-top="0.049cm" fo:padding-bottom="0.049cm" fo:padding-left="0.049cm" fo:padding-right="0.0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11.916cm" svg:x="1.148cm" svg:y="9.013cm">
          <draw:image xlink:href="Pictures/1000000000000312000001ED5DE966C7.png" xlink:type="simple" xlink:show="embed" xlink:actuate="onLoad">
            <text:p/>
          </draw:image>
        </draw:frame>
        <draw:ellipse draw:style-name="gr2" draw:text-style-name="P2" draw:layer="layout" svg:width="0.974cm" svg:height="0.881cm" svg:x="1.361cm" svg:y="11.631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3" draw:display-name="Extrémité de ligne 3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idier Roche</meta:initial-creator>
    <meta:creation-date>2007-05-10T16:53:48</meta:creation-date>
    <dc:creator>Didier Roche</dc:creator>
    <dc:date>2007-05-10T16:54:49</dc:date>
    <dc:language>fr-FR</dc:language>
    <meta:editing-cycles>2</meta:editing-cycles>
    <meta:editing-duration>PT1M2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